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771d" officeooo:paragraph-rsid="0001771d"/>
    </style:style>
    <style:style style:name="P2" style:family="paragraph" style:parent-style-name="Standard">
      <style:text-properties officeooo:rsid="0001849a" officeooo:paragraph-rsid="0001849a"/>
    </style:style>
    <style:style style:name="P3" style:family="paragraph" style:parent-style-name="Standard">
      <style:text-properties fo:font-weight="normal" officeooo:rsid="0001849a" officeooo:paragraph-rsid="0001849a" style:font-weight-asian="normal" style:font-weight-complex="normal"/>
    </style:style>
    <style:style style:name="P4" style:family="paragraph" style:parent-style-name="Standard">
      <style:text-properties fo:font-weight="normal" officeooo:rsid="00024050" officeooo:paragraph-rsid="00024050" style:font-weight-asian="normal" style:font-weight-complex="normal"/>
    </style:style>
    <style:style style:name="P5" style:family="paragraph" style:parent-style-name="Standard">
      <style:text-properties fo:font-weight="normal" officeooo:rsid="000277b4" officeooo:paragraph-rsid="000277b4" style:font-weight-asian="normal" style:font-weight-complex="normal"/>
    </style:style>
    <style:style style:name="P6" style:family="paragraph" style:parent-style-name="Standard">
      <style:text-properties fo:font-style="italic" fo:font-weight="normal" officeooo:rsid="000277b4" officeooo:paragraph-rsid="000277b4" style:font-style-asian="italic" style:font-weight-asian="normal" style:font-style-complex="italic" style:font-weight-complex="normal"/>
    </style:style>
    <style:style style:name="P7" style:family="paragraph" style:parent-style-name="Standard">
      <style:text-properties style:text-underline-style="solid" style:text-underline-width="auto" style:text-underline-color="font-color" fo:font-weight="normal" officeooo:rsid="000277b4" officeooo:paragraph-rsid="000386e1" style:font-weight-asian="normal" style:font-weight-complex="normal"/>
    </style:style>
    <style:style style:name="P8" style:family="paragraph" style:parent-style-name="Standard">
      <style:text-properties fo:font-weight="bold" officeooo:rsid="000277b4" officeooo:paragraph-rsid="000277b4" style:font-weight-asian="bold" style:font-weight-complex="bold"/>
    </style:style>
    <style:style style:name="P9" style:family="paragraph" style:parent-style-name="Standard">
      <style:text-properties fo:font-weight="bold" officeooo:rsid="0007b743" officeooo:paragraph-rsid="0007b743" style:font-weight-asian="bold" style:font-weight-complex="bold"/>
    </style:style>
    <style:style style:name="P10" style:family="paragraph" style:parent-style-name="Standard">
      <style:text-properties fo:font-weight="normal" officeooo:rsid="0005e49c" officeooo:paragraph-rsid="0005e49c" style:font-weight-asian="normal" style:font-weight-complex="normal"/>
    </style:style>
    <style:style style:name="P11" style:family="paragraph" style:parent-style-name="Standard">
      <style:text-properties fo:font-weight="normal" officeooo:rsid="0001849a" officeooo:paragraph-rsid="0001849a" style:font-weight-asian="normal" style:font-weight-complex="normal"/>
    </style:style>
    <style:style style:name="P12" style:family="paragraph" style:parent-style-name="Standard">
      <style:text-properties fo:font-weight="normal" officeooo:rsid="0007b743" officeooo:paragraph-rsid="0007b743" style:font-weight-asian="normal" style:font-weight-complex="normal"/>
    </style:style>
    <style:style style:name="P13" style:family="paragraph" style:parent-style-name="Standard">
      <style:text-properties fo:font-weight="normal" officeooo:paragraph-rsid="00089b34"/>
    </style:style>
    <style:style style:name="P14" style:family="paragraph" style:parent-style-name="Standard">
      <style:text-properties fo:font-size="10pt" officeooo:paragraph-rsid="0005e49c" style:font-size-asian="10pt" style:font-size-complex="10pt"/>
    </style:style>
    <style:style style:name="P15" style:family="paragraph" style:parent-style-name="Standard">
      <style:text-properties fo:font-size="12pt" officeooo:rsid="0007b743" officeooo:paragraph-rsid="0007b743" style:font-size-asian="10.5pt" style:font-size-complex="12pt"/>
    </style:style>
    <style:style style:name="P16" style:family="paragraph" style:parent-style-name="Standard">
      <style:text-properties fo:font-size="12pt" officeooo:rsid="00089b34" officeooo:paragraph-rsid="00089b34" style:font-size-asian="10.5pt" style:font-size-complex="12pt"/>
    </style:style>
    <style:style style:name="P17" style:family="paragraph" style:parent-style-name="Standard">
      <style:text-properties officeooo:rsid="0001771d" officeooo:paragraph-rsid="0001771d"/>
    </style:style>
    <style:style style:name="P18" style:family="paragraph" style:parent-style-name="Standard">
      <style:text-properties style:font-name="DejaVu Sans Light" fo:font-size="10pt" officeooo:rsid="00089b34" officeooo:paragraph-rsid="00089b34" style:font-size-asian="10pt" style:font-size-complex="10pt"/>
    </style:style>
    <style:style style:name="T1" style:family="text">
      <style:text-properties officeooo:rsid="0001849a"/>
    </style:style>
    <style:style style:name="T2" style:family="text">
      <style:text-properties fo:font-weight="bold" style:font-weight-asian="bold" style:font-weight-complex="bold"/>
    </style:style>
    <style:style style:name="T3" style:family="text">
      <style:text-properties fo:font-weight="bold" officeooo:rsid="00024050" style:font-weight-asian="bold" style:font-weight-complex="bold"/>
    </style:style>
    <style:style style:name="T4" style:family="text">
      <style:text-properties fo:font-weight="bold" officeooo:rsid="00089b34" style:font-weight-asian="bold" style:font-weight-complex="bold"/>
    </style:style>
    <style:style style:name="T5" style:family="text">
      <style:text-properties officeooo:rsid="00024050"/>
    </style:style>
    <style:style style:name="T6" style:family="text">
      <style:text-properties officeooo:rsid="000277b4"/>
    </style:style>
    <style:style style:name="T7" style:family="text">
      <style:text-properties officeooo:rsid="0007b743"/>
    </style:style>
    <style:style style:name="T8" style:family="text">
      <style:text-properties fo:font-weight="normal" officeooo:rsid="0005e49c" style:font-weight-asian="normal" style:font-weight-complex="normal"/>
    </style:style>
    <style:style style:name="T9" style:family="text">
      <style:text-properties fo:language="es" fo:country="ES" fo:font-weight="bold"/>
    </style:style>
    <style:style style:name="T10" style:family="text">
      <style:text-properties fo:language="es" fo:country="ES" fo:font-weight="bold" officeooo:rsid="00089b34"/>
    </style:style>
    <style:style style:name="T11" style:family="text">
      <style:text-properties officeooo:rsid="00089b3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7">UF 3.- 3. </text:span>Modelo Conceptual de las arquitecturas orientadas a servicios</text:h>
      <text:p text:style-name="P1"/>
      <text:p text:style-name="P1">Cuando <text:s/><text:span text:style-name="T1">programamos y </text:span>ejecutamos un programa localmente <text:span text:style-name="T1">(por ej. un programita en C o VisualBasic), hay trozos de código que se repiten muchas veces.</text:span></text:p>
      <text:p text:style-name="P1"/>
      <text:p text:style-name="P2">Para evitar incluir tantas veces el mismo código, se inventaron las funciones <text:span text:style-name="T5">o </text:span><text:span text:style-name="T3">procedures</text:span>.</text:p>
      <text:p text:style-name="P2">Así, invocando la función/<text:span text:style-name="T5">procedure</text:span> con diferentes parámetros, se obtiene el mismo resultado que si ese código se repitiera.</text:p>
      <text:p text:style-name="P2"/>
      <text:p text:style-name="P2"/>
      <text:p text:style-name="P2">Pero, y si puediéramos invocar funciones que no están en la memoria de nuestro PC ?.</text:p>
      <text:p text:style-name="P2">Si tuviesemos varios ordenadores, que pudiesen “hablar” entre ellos, se podrían invocar funciones externas, y recibir los resultados en nuestro PC.</text:p>
      <text:p text:style-name="P2"/>
      <text:p text:style-name="P2">Pero para ello, habría que tener un protocolo establecido. Este protocolo se renomina <text:span text:style-name="T2">RPC (Remote procedure Call.</text:span></text:p>
      <text:p text:style-name="P3"/>
      <text:p text:style-name="P6">De esta forma, los programadores podían incluir en sus programas funciones que no estaban en su ordenador, sino en otro, remoto.</text:p>
      <text:p text:style-name="P3"/>
      <text:p text:style-name="P3">Durante unos años estuvo de moda este paradigma, pero era muy liado, porque había much<text:span text:style-name="T6">as</text:span> implementa<text:span text:style-name="T6">ciones diferentes</text:span> de RPC.</text:p>
      <text:p text:style-name="P3"/>
      <text:p text:style-name="P9">SOA</text:p>
      <text:p text:style-name="P3">Se recurrió entonces a establecer un protocolo más estándar: SOAP (Simple Object Access Protocol<text:span text:style-name="T5">) </text:span><text:span text:style-name="T7">y después, SOA.</text:span></text:p>
      <text:p text:style-name="P4"/>
      <text:p text:style-name="P5">A través de Internet, usa XML/<text:span text:style-name="T7">JSON</text:span> para transferir mensajes. Las llamadas se hacen usando <text:span text:style-name="T2">envelopes</text:span></text:p>
      <text:p text:style-name="P8"/>
      <text:p text:style-name="P7">(Ver W3 Schools XML-SOAP)</text:p>
      <text:p text:style-name="P4"/>
      <text:p text:style-name="P10">Así una <text:span text:style-name="T2">arquitectura orientada a Servicios (SOA)</text:span> consiste en desarrollar programas, que ofrecen ‘algo’ a través de las interconexiones de Red (aquitectura <text:span text:style-name="T2">distribuida</text:span>, por tanto).</text:p>
      <text:p text:style-name="P10"/>
      <text:p text:style-name="P12">Podrían ser listas de precios, estado del tiempo, multas a pagar, etc, etc</text:p>
      <text:p text:style-name="P12"/>
      <text:p text:style-name="P10">Ejemplo:</text:p>
      <text:p text:style-name="P10">Yo quiero desarrollar una aplicación Web, para Agricultura.</text:p>
      <text:p text:style-name="P10">Entre las funcionalidades de mi aplicación, quiero integrar un página de clima, que recoja las lluvias del último mes, y la previsión de lluvias de lo próximos 15 dias.</text:p>
      <text:p text:style-name="P10">Así, el agricultor, mediante mi aplicación, puede tomar decisiones sobre el riego de sus campos.</text:p>
      <text:p text:style-name="P10"/>
      <text:p text:style-name="P10">Pero yo no necesito acceder a los datos de satélites meteorológicos y cosas por el estilo, sino que accedo a una plataforma especializada (como tuTiempo, del que vimos un ejemplo XML), que ofrece ese servicio (<text:span text:style-name="T2">SOA</text:span><text:span text:style-name="T4">P</text:span>). Mediante el interfaz apropiado, mi programa puede hacer llamadas a <text:span text:style-name="T7">esos servicios, a t</text:span>ravés de la Red, y capturar la información que me interesa.</text:p>
      <text:p text:style-name="P10"/>
      <text:p text:style-name="P13"><text:span text:style-name="T11">Este interfaz se llama API. <text:s/>(</text:span><text:span text:style-name="T9">interfaz de programación de aplicaciones</text:span><text:span text:style-name="T10">)</text:span></text:p>
      <text:p text:style-name="P13"><text:span text:style-name="T10"/></text:p>
      <text:p text:style-name="P10"><text:span text:style-name="T7">Pero h</text:span>ay muchos más casos.</text:p>
      <text:p text:style-name="P10"><text:soft-page-break/></text:p>
      <text:p text:style-name="P10"><text:span text:style-name="T7">Por ejemplo, e</text:span>l Catastro permite descargar imágenes, que tú puedes incorporar a un mapa creado con las librerias <text:span text:style-name="T7">L</text:span>eaf<text:span text:style-name="T7">let</text:span></text:p>
      <text:p text:style-name="P10"/>
      <text:p text:style-name="P14"><text:span text:style-name="T8">“</text:span>Leaflet es una biblioteca JavaScript de código abierto que se utiliza para crear aplicaciones de mapas web. Lanzado por primera vez en 2011, es compatible con la mayoría de las plataformas móviles y de escritorio, y admite HTML5 y CSS3. “</text:p>
      <text:p text:style-name="P14"/>
      <text:p text:style-name="P15">Mediante esta técnica, tú puedes representar el catastro de un área determinada (Las Cobaticas, p. ej) </text:p>
      <text:p text:style-name="P15">Es decir, que la arquitectura orientada a servicios está destinada a ofrecer información, si que el programa cliente tenga que “saber” nada de la tecnología de la plataforma SOA.</text:p>
      <text:p text:style-name="P15">Normalmente, la información se intercambia en formatos XML y/o JSON.</text:p>
      <text:p text:style-name="P15"/>
      <text:p text:style-name="P15"/>
      <text:p text:style-name="P16">Ejemplo completo de tuTiempo.net</text:p>
      <text:p text:style-name="P16"/>
      <text:p text:style-name="P16">Le puse el código de población de Capolat, y funciona</text:p>
      <text:p text:style-name="P18"/>
      <text:p text:style-name="P18">&lt;?php</text:p>
      <text:p text:style-name="P18">//Fichero para realizar la cache de los datos, especifica la ruta (path) del directorio que desees utilizar.</text:p>
      <text:p text:style-name="P18">//Recuerda que el directorio para la cache debe tener permisos de escritura.</text:p>
      <text:p text:style-name="P18">$PathFicheroCacheDatos = $_SERVER['DOCUMENT_ROOT'].'/cache/3768.txt';</text:p>
      <text:p text:style-name="P18"/>
      <text:p text:style-name="P18">function objectsIntoArray($arrObjData,$arrSkipIndices = array())</text:p>
      <text:p text:style-name="P18">{</text:p>
      <text:p text:style-name="P18">$arrData = array();</text:p>
      <text:p text:style-name="P18">if (is_object($arrObjData)) {$arrObjData = get_object_vars($arrObjData);}</text:p>
      <text:p text:style-name="P18"><text:s text:c="4"/>if (is_array($arrObjData))</text:p>
      <text:p text:style-name="P18"><text:s text:c="4"/>{</text:p>
      <text:p text:style-name="P18"><text:s text:c="8"/>foreach ($arrObjData as $index =&gt; $value)</text:p>
      <text:p text:style-name="P18"><text:s text:c="8"/>{</text:p>
      <text:p text:style-name="P18"><text:s text:c="8"/>if (is_object($value) || is_array($value)) {$value = objectsIntoArray($value, $arrSkipIndices);}</text:p>
      <text:p text:style-name="P18"><text:s text:c="8"/>if (in_array($index, $arrSkipIndices)) {continue;}</text:p>
      <text:p text:style-name="P18"><text:s text:c="8"/>$arrData[$index] = $value;</text:p>
      <text:p text:style-name="P18"><text:s text:c="8"/>}</text:p>
      <text:p text:style-name="P18"><text:s text:c="4"/>}</text:p>
      <text:p text:style-name="P18">return $arrData;</text:p>
      <text:p text:style-name="P18">}</text:p>
      <text:p text:style-name="P18"/>
      <text:p text:style-name="P18"/>
      <text:p text:style-name="P18">include($PathFicheroCacheDatos);</text:p>
      <text:p text:style-name="P18"/>
      <text:p text:style-name="P18">if($ArrayCacheDatos &amp;&amp; $UltimaActualizacion &gt; time() - 3600)</text:p>
      <text:p text:style-name="P18">{</text:p>
      <text:p text:style-name="P18">$WeatherArray = unserialize(stripcslashes($ArrayCacheDatos));</text:p>
      <text:p text:style-name="P18">}</text:p>
      <text:p text:style-name="P18">else</text:p>
      <text:p text:style-name="P18">{</text:p>
      <text:p text:style-name="P18">$ContextOptionsWeather=array("ssl"=&gt;array("verify_peer"=&gt;false,"verify_peer_name"=&gt;false));</text:p>
      <text:p text:style-name="P18">$xmlUrl = "https://api.tutiempo.net/xml/?lan=es&amp;apid=4sT4qXqa4z4Blco&amp;lid=7138";</text:p>
      <text:p text:style-name="P18">$xmlStr = file_get_contents($xmlUrl, false, stream_context_create($ContextOptionsWeather));</text:p>
      <text:p text:style-name="P18">$xmlObj = simplexml_load_string($xmlStr);</text:p>
      <text:p text:style-name="P18">$WeatherArray = objectsIntoArray($xmlObj);</text:p>
      <text:p text:style-name="P18">//Guardamos la cache</text:p>
      <text:p text:style-name="P18">$ArrayCacheDatos = addslashes(serialize($WeatherArray));</text:p>
      <text:p text:style-name="P18"><text:soft-page-break/>$TextoCachearDatosXML = '&lt;?php $UltimaActualizacion = '.time().';</text:p>
      <text:p text:style-name="P18">$ArrayCacheDatos = \''.$ArrayCacheDatos.'\'; ?&gt;';</text:p>
      <text:p text:style-name="P18">$fp = @fopen($PathFicheroCacheDatos,"w");</text:p>
      <text:p text:style-name="P18">fwrite($fp,$TextoCachearDatosXML);</text:p>
      <text:p text:style-name="P18">fclose($fp);</text:p>
      <text:p text:style-name="P18">}</text:p>
      <text:p text:style-name="P18"/>
      <text:p text:style-name="P18">$MesesName = array('-','Enero','Febrero','Marzo','Abril','Mayo','Junio','Julio','Agosto','Septiembre','Octubre','Noviembre','Diciembre');</text:p>
      <text:p text:style-name="P18"/>
      <text:p text:style-name="P18">$WeatherPrint = '&lt;div id="WeatherTutiempo"&gt;</text:p>
      <text:p text:style-name="P18">&lt;div class="header"&gt;</text:p>
      <text:p text:style-name="P18">&lt;h2&gt;El tiempo en '.$WeatherArray['locality']['name'].'&lt;/h2&gt;</text:p>
      <text:p text:style-name="P18">&lt;p&gt;Pronóstico 7 días | El tiempo por Tutiempo.net&lt;/p&gt;</text:p>
      <text:p text:style-name="P18">&lt;/div&gt;';</text:p>
      <text:p text:style-name="P18"/>
      <text:p text:style-name="P18">//Salida días</text:p>
      <text:p text:style-name="P18">for($i = 1; $i &lt;= 7; $i++)</text:p>
      <text:p text:style-name="P18">{</text:p>
      <text:p text:style-name="P18">list($anio,$mes,$dia) = explode("-",$WeatherArray['day'.$i]['date']);</text:p>
      <text:p text:style-name="P18">$WeatherPrint .= '&lt;div class="daydata"&gt;</text:p>
      <text:p text:style-name="P18">&lt;h3 class="date"&gt;'.$dia.' de '.$MesesName[$mes].' de '.$anio.'&lt;/h3&gt;</text:p>
      <text:p text:style-name="P18">&lt;p class="it"&gt;&lt;img alt="'.$WeatherArray['day'.$i]['text'].'" title="'.$WeatherArray['day'.$i]['text'].'" height="50" src="https://v5i.tutiempo.net/wi/01/50/'.$WeatherArray['day'.$i]['icon'].'.png" width="50"&gt;'.$WeatherArray['day'.$i]['temperature_max'].'&amp;deg;C&lt;br&gt;'.$WeatherArray['day'.$i]['temperature_min'].'&amp;deg;C&lt;/p&gt;</text:p>
      <text:p text:style-name="P18">&lt;p class="wind"&gt;&lt;img alt="'.$WeatherArray['day'.$i]['wind_direction'].'" title="'.$WeatherArray['day'.$i]['wind_direction'].'" height="50" src="https://v5i.tutiempo.net/wd/big/black/'.$WeatherArray['day'.$i]['icon_wind'].'.png" width="50"&gt;'.$WeatherArray['day'.$i]['wind'].' km/h&lt;/p&gt;</text:p>
      <text:p text:style-name="P18">&lt;p class="oc"&gt;Humedad: '.$WeatherArray['day'.$i]['humidity'].'%&lt;br&gt;Salida sol: '.$WeatherArray['day'.$i]['sunrise'].'&lt;br&gt;Puesta sol: '.$WeatherArray['day'.$i]['sunset'].'&lt;/p&gt;</text:p>
      <text:p text:style-name="P18">&lt;p class="moon"&gt;&lt;img alt="" height="50" src="https://v5i.tutiempo.net/wmi/02/'.$WeatherArray['day'.$i]['moon_phases_icon'].'.png" width="50"&gt;Salida luna: '.$WeatherArray['day'.$i]['moonrise'].'&lt;br&gt;Puesta luna: '.$WeatherArray['day'.$i]['moonset'].'&lt;/p&gt;</text:p>
      <text:p text:style-name="P18">&lt;/div&gt;';</text:p>
      <text:p text:style-name="P18">}</text:p>
      <text:p text:style-name="P18"/>
      <text:p text:style-name="P18">$WeatherPrint .= '&lt;p class="linkTT"&gt;&lt;a href="'.$WeatherArray['locality']['url_weather_forecast_15_days'].'" target="_blank" rel="nofollow"&gt;Predicción 15 días&lt;/a&gt;&lt;/p&gt;&lt;div class="header" style="padding-top:20px;"&gt;&lt;h2&gt;El tiempo por horas en '.$WeatherArray['locality']['name'].'&lt;/h2&gt;&lt;p&gt;Próximas 24 horas | Datos de Tutiempo.net&lt;/p&gt;&lt;/div&gt;';</text:p>
      <text:p text:style-name="P18"/>
      <text:p text:style-name="P18">//Salida horas</text:p>
      <text:p text:style-name="P18">for($i = 1; $i &lt;= 25; $i++)</text:p>
      <text:p text:style-name="P18">{</text:p>
      <text:p text:style-name="P18">list($anio,$mes,$dia) = explode("-",$WeatherArray['hour_hour']['hour'.$i]['date']);</text:p>
      <text:p text:style-name="P18">$WeatherPrint .= '&lt;div class="daydata"&gt;';</text:p>
      <text:p text:style-name="P18">if($WeatherArray['hour_hour']['hour'.$i]['date'] != $FechaPuesta){$WeatherPrint .= '&lt;h3 class="date"&gt;'.$dia.' de '.$MesesName[$mes].' de '.$anio.'&lt;/h3&gt;'; $FechaPuesta = $WeatherArray['hour_hour']['hour'.$i]['date'];}</text:p>
      <text:p text:style-name="P18">$WeatherPrint .= '&lt;p class="time"&gt;&lt;strong&gt;'.$WeatherArray['hour_hour']['hour'.$i]['hour_data'].'&lt;/strong&gt; | '.$WeatherArray['hour_hour']['hour'.$i]['text'].'&lt;/p&gt;</text:p>
      <text:p text:style-name="P18">&lt;p class="wind"&gt;&lt;img alt="'.$WeatherArray['hour_hour']['hour'.$i]['text'].'" title="'.$WeatherArray['hour_hour']['hour'.$i]['text'].'" height="50" src="https://v5i.tutiempo.net/wi/01/50/'.$WeatherArray['hour_hour']['hour'.$i]['icon'].'.png" width="50"&gt;'.$WeatherArray['hour_hour']['hour'.$i]['temperature'].'&amp;deg;C&lt;/p&gt;</text:p>
      <text:p text:style-name="P18">&lt;p class="wind"&gt;&lt;img alt="'.$WeatherArray['hour_hour']['hour'.$i]['wind_direction'].'" title="'.$WeatherArray['hour_hour']['hour'.$i]['wind_direction'].'" height="50" <text:soft-page-break/>src="https://v5i.tutiempo.net/wd/big/black/'.$WeatherArray['hour_hour']['hour'.$i]['icon_wind'].'.png" width="50"&gt;'.$WeatherArray['hour_hour']['hour'.$i]['wind'].' km/h&lt;/p&gt;</text:p>
      <text:p text:style-name="P18">&lt;p class="oc" style="line-height:25px;"&gt;Humedad: '.$WeatherArray['hour_hour']['hour'.$i]['humidity'].'%&lt;br&gt;Presión: '.$WeatherArray['hour_hour']['hour'.$i]['pressure'].' hPa&lt;/p&gt;</text:p>
      <text:p text:style-name="P18">&lt;/div&gt;';</text:p>
      <text:p text:style-name="P18">}</text:p>
      <text:p text:style-name="P18"/>
      <text:p text:style-name="P18">$WeatherPrint .= '&lt;p class="linkTT"&gt;&lt;a href="'.$WeatherArray['locality']['url_hourly_forecast'].'" target="_blank" rel="nofollow"&gt;Ver pronóstico por horas 14 días&lt;/a&gt;&lt;/p&gt;&lt;/div&gt;';</text:p>
      <text:p text:style-name="P18"/>
      <text:p text:style-name="P18">?&gt;</text:p>
      <text:p text:style-name="P18"/>
      <text:p text:style-name="P18">&lt;!DOCTYPE html&gt;</text:p>
      <text:p text:style-name="P18">&lt;html lang="es" class="pretty-scrollbar"&gt;</text:p>
      <text:p text:style-name="P18">&lt;head&gt;</text:p>
      <text:p text:style-name="P18">&lt;meta http-equiv="content-type" content="text/html; charset=utf-8" /&gt;</text:p>
      <text:p text:style-name="P18">&lt;meta name="viewport" content="width=device-width, initial-scale=1.0, maximum-scale=1.0, user-scalable=no" /&gt;</text:p>
      <text:p text:style-name="P18">&lt;meta name="author" content="Tutiempo Network, S.L." /&gt;</text:p>
      <text:p text:style-name="P18">&lt;meta name="distribution" content="global" /&gt;</text:p>
      <text:p text:style-name="P18">&lt;meta name="lang" content="es" /&gt;</text:p>
      <text:p text:style-name="P18">&lt;title&gt;Ejemplo API - XML - PHP - Tutiempo.net&lt;/title&gt;</text:p>
      <text:p text:style-name="P18">&lt;style&gt;</text:p>
      <text:p text:style-name="P18">html,body{padding:10px;margin:0}</text:p>
      <text:p text:style-name="P18">body{margin:0;padding:0;font-family:sans-serif,Arial,Helvetica;font-size:14px;color:#555555;background:#f9f9f9;}</text:p>
      <text:p text:style-name="P18">#WeatherTutiempo{all:initial;*{all:unset;}}</text:p>
      <text:p text:style-name="P18">#WeatherTutiempo{font-family:sans-serif,Arial,Helvetica;font-size:14px;}</text:p>
      <text:p text:style-name="P18">#WeatherTutiempo a{text-decoration:none; color:#0086b3;}</text:p>
      <text:p text:style-name="P18">#WeatherTutiempo a:hover{color:black;}</text:p>
      <text:p text:style-name="P18">#WeatherTutiempo p{margin:0;padding:5px; padding-left:0; padding-right:0;}</text:p>
      <text:p text:style-name="P18">#WeatherTutiempo .header{clear:both;float:none;}</text:p>
      <text:p text:style-name="P18">#WeatherTutiempo .header h2{margin:0;margin-top:10px;}</text:p>
      <text:p text:style-name="P18">#WeatherTutiempo .header p{margin:0;}</text:p>
      <text:p text:style-name="P18">#WeatherTutiempo .date{margin:0;padding-top:10px;padding-bottom:5px;clear:both;float:none;}</text:p>
      <text:p text:style-name="P18">#WeatherTutiempo .daydata{clear:both;float:none;}</text:p>
      <text:p text:style-name="P18">#WeatherTutiempo .it{line-height:25px; float:left; margin-right:20px;height:50px;white-space:nowrap;}</text:p>
      <text:p text:style-name="P18">#WeatherTutiempo .it img{float:left;margin-right:10px;}</text:p>
      <text:p text:style-name="P18">#WeatherTutiempo .wind{float:left; margin-right:20px;line-height:50px;height:50px;white-space:nowrap;}</text:p>
      <text:p text:style-name="P18">#WeatherTutiempo .wind img{float:left;margin-right:10px;}</text:p>
      <text:p text:style-name="P18">#WeatherTutiempo .oc{float:left; margin-right:20px;height:50px;}</text:p>
      <text:p text:style-name="P18">#WeatherTutiempo .moon{line-height:25px;float:left; height:50px;white-space:nowrap;}</text:p>
      <text:p text:style-name="P18">#WeatherTutiempo .moon img{float:left;margin-right:10px;}</text:p>
      <text:p text:style-name="P18">#WeatherTutiempo .time{margin:0; padding:0;clear:both;float:none;padding-top:10px;padding-bottom:5px;}</text:p>
      <text:p text:style-name="P18">#WeatherTutiempo .linkTT{clear: both; float: none;}</text:p>
      <text:p text:style-name="P18">&lt;/style&gt;</text:p>
      <text:p text:style-name="P18">&lt;/head&gt;</text:p>
      <text:p text:style-name="P18">&lt;body&gt;</text:p>
      <text:p text:style-name="P18">&lt;?php print $WeatherPrint; ?&gt;</text:p>
      <text:p text:style-name="P18">&lt;/body&gt;</text:p>
      <text:p text:style-name="P18">&lt;/html&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4T08:19:39.883683274</meta:creation-date>
    <dc:date>2022-07-28T10:43:20.528007777</dc:date>
    <meta:editing-duration>PT1H41S</meta:editing-duration>
    <meta:editing-cycles>4</meta:editing-cycles>
    <meta:generator>LibreOffice/6.4.7.2$Linux_X86_64 LibreOffice_project/40$Build-2</meta:generator>
    <meta:document-statistic meta:table-count="0" meta:image-count="0" meta:object-count="0" meta:page-count="4" meta:paragraph-count="138" meta:word-count="899" meta:character-count="9975" meta:non-whitespace-character-count="9151"/>
  </office:meta>
</office:document-meta>
</file>